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EA9DB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7.223125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Klausen's mail list</text:p>
          </table:table-cell>
          <table:table-cell office:value-type="string" table:style-name="ce2">
            <text:p>Name (affiliation)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1">
            <text:p>Joerg.Klausen@meteoswiss.ch</text:p>
          </table:table-cell>
          <table:table-cell office:value-type="string" table:style-name="ce1">
            <text:p>Jörg Klausen (@joergklausen, chair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Anatoly.tsvetkov@mail.ru</text:p>
          </table:table-cell>
          <table:table-cell office:value-type="string" table:style-name="ce1">
            <text:p>Anatoly V Tsvetkov (WRD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a.petzold@fz-juelich.de</text:p>
          </table:table-cell>
          <table:table-cell office:value-type="string" table:style-name="ce1">
            <text:p>Andreas Petzold (IAG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a-kinoshita@met.kishou.go.jp</text:p>
          </table:table-cell>
          <table:table-cell office:value-type="string" table:style-name="ce1">
            <text:p>Atsuya Kinoshita (WDCGG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bill.sukloff@canada.ca</text:p>
          </table:table-cell>
          <table:table-cell office:value-type="string" table:style-name="ce1">
            <text:p>Bill Sukloff (CAPM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bret.schichtel@colostate.edu</text:p>
          </table:table-cell>
          <table:table-cell office:value-type="string" table:style-name="ce1">
            <text:p>Bret Schichtel (IMPROV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clehmann@illinois.edu</text:p>
          </table:table-cell>
          <table:table-cell office:value-type="string" table:style-name="ce1">
            <text:p>Christopher Lehmann (WDCP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debra.e.kollonige@nasa.gov</text:p>
          </table:table-cell>
          <table:table-cell office:value-type="string" table:style-name="ce1">
            <text:p>Debra Kollonige (SHADOZ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Schichtel@cira.colostate.edu</text:p>
          </table:table-cell>
          <table:table-cell office:value-type="string" table:style-name="ce1">
            <text:p>Bret Schichtel (IMPROV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Ellsworth.J.Welton@nasa.gov</text:p>
          </table:table-cell>
          <table:table-cell office:value-type="string" table:style-name="ce1">
            <text:p>Judd Welton (@ejwelt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gao.chen@nasa.gov</text:p>
          </table:table-cell>
          <table:table-cell office:value-type="string" table:style-name="ce1">
            <text:p>Gao 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ksato@acap.asia</text:p>
          </table:table-cell>
          <table:table-cell office:value-type="string" table:style-name="ce1">
            <text:p>Keiichi Sato (EAN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kt@nilu.no</text:p>
          </table:table-cell>
          <table:table-cell office:value-type="string" table:style-name="ce1">
            <text:p>Kjetil Tørseth (WDCRG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lynn.hazan@lsce.ipsl.fr</text:p>
          </table:table-cell>
          <table:table-cell office:value-type="string" table:style-name="ce1">
            <text:p>Lynn Haz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markus.fiebig@nilu.no</text:p>
          </table:table-cell>
          <table:table-cell office:value-type="string" table:style-name="ce1">
            <text:p>Markus Fiebig (WDC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puchalski.melissa@epa.gov</text:p>
          </table:table-cell>
          <table:table-cell office:value-type="string" table:style-name="ce1">
            <text:p>Melissa Puchalski (CASTN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nsugimot@nies.go.jp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s/>o.godoy@met.no</text:p>
          </table:table-cell>
          <table:table-cell office:value-type="string" table:style-name="ce1">
            <text:p>Øystein Godø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pappalardo@imaa.cnr.it</text:p>
          </table:table-cell>
          <table:table-cell office:value-type="string" table:style-name="ce1">
            <text:p>Gelsomina Pappalar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skynet-isdc@skynet-isdc.org</text:p>
          </table:table-cell>
          <table:table-cell office:value-type="string" table:style-name="ce1">
            <text:p>Terry Nakajima (SKYN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terry-nkj@nifty.com</text:p>
          </table:table-cell>
          <table:table-cell office:value-type="string" table:style-name="ce1">
            <text:p>Terry Nakajima (SKYN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tom.kralidis@canada.ca</text:p>
          </table:table-cell>
          <table:table-cell office:value-type="string" table:style-name="ce1">
            <text:p>Tom Kralidis (WOUD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tsvetkov@main.mgo.rssi.ru</text:p>
          </table:table-cell>
          <table:table-cell office:value-type="string" table:style-name="ce1">
            <text:p>Anatoly V Tsvetkov (WRD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thov@aero.obs-mip.fr</text:p>
          </table:table-cell>
          <table:table-cell office:value-type="string" table:style-name="ce1">
            <text:p>Valérie Thouret (IAG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<text:s/>Vincent-Henri.Peuch@ecmwf.int</text:p>
          </table:table-cell>
          <table:table-cell office:value-type="string" table:style-name="ce1">
            <text:p>Vincent-Henri Peu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ditional m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yan.m.stauffer@nasa.gov</text:p>
          </table:table-cell>
          <table:table-cell office:value-type="string" table:style-name="ce1">
            <text:p>Ryan Stauffer (SHADOZ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eannette.wild@noaa.gov</text:p>
          </table:table-cell>
          <table:table-cell office:value-type="string" table:style-name="ce1">
            <text:p>Jeannette Wild (NDAC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ulfo@gmail.com</text:p>
          </table:table-cell>
          <table:table-cell office:value-type="string" table:style-name="ce1">
            <text:p>Eduardo Landulfo (LALINET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.feist@lmu.de</text:p>
          </table:table-cell>
          <table:table-cell office:value-type="string" table:style-name="ce1">
            <text:p>Dietrich Feist (TCCO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mien.boulanger@obs-mip.fr</text:p>
          </table:table-cell>
          <table:table-cell office:value-type="string" table:style-name="ce1">
            <text:p>Damien Boulanger (IAGO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ex.vermeulen@icos-ri.eu</text:p>
          </table:table-cell>
          <table:table-cell office:value-type="string" table:style-name="ce1">
            <text:p>Alex Vermeule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hn.s.rimmer@manchester.ac.uk</text:p>
          </table:table-cell>
          <table:table-cell office:value-type="string" table:style-name="ce1">
            <text:p>John Rim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tine.DeMaziere@bira-iasb.oma.be</text:p>
          </table:table-cell>
          <table:table-cell office:value-type="string" table:style-name="ce1">
            <text:p>Martine de Mazière (NDACC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k.dentener@ec.europa.eu</text:p>
          </table:table-cell>
          <table:table-cell office:value-type="string" table:style-name="ce1">
            <text:p>Frank dentene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<text:a xlink:href="mailto:r.s.sokhi@herts.ac.uk">r.s.sokhi@herts.ac.uk</text:a></text:p>
          </table:table-cell>
          <table:table-cell office:value-type="string" table:style-name="ce1">
            <text:p>Ranjeet Sokhi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Sergio Moreno Valero</meta:initial-creator>
    <dc:creator>Sergio Moreno Valero</dc:creator>
    <meta:creation-date>2022-08-22T07:25:38Z</meta:creation-date>
    <dc:date>2022-09-06T07:33:34Z</dc:date>
  </office:meta>
</office:document-meta>
</file>